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6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8" style:parent-style-name="Normal" style:family="paragraph">
      <style:paragraph-properties fo:text-align="justify" fo:line-height="200%"/>
    </style:style>
    <style:style style:name="T9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4" style:parent-style-name="Normal" style:family="paragraph">
      <style:paragraph-properties fo:text-align="justify" fo:line-height="200%"/>
    </style:style>
    <style:style style:name="T1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6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8" style:parent-style-name="Paragraphedeliste" style:list-style-name="LFO1" style:family="paragraph">
      <style:paragraph-properties fo:text-align="justify" fo:line-height="200%"/>
    </style:style>
    <style:style style:name="T1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1" style:parent-style-name="Paragraphedeliste" style:list-style-name="LFO1" style:family="paragraph">
      <style:paragraph-properties fo:text-align="justify" fo:line-height="200%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4" style:parent-style-name="Paragraphedeliste" style:list-style-name="LFO1" style:family="paragraph">
      <style:paragraph-properties fo:text-align="justify" fo:line-height="200%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7" style:parent-style-name="Paragraphedeliste" style:list-style-name="LFO1" style:family="paragraph">
      <style:paragraph-properties fo:text-align="justify" fo:line-height="200%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0" style:parent-style-name="Paragraphedeliste" style:list-style-name="LFO1" style:family="paragraph">
      <style:paragraph-properties fo:text-align="justify" fo:line-height="200%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3" style:parent-style-name="Paragraphedeliste" style:list-style-name="LFO1" style:family="paragraph">
      <style:paragraph-properties fo:text-align="justify" fo:line-height="200%"/>
    </style:style>
    <style:style style:name="T3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6" style:parent-style-name="Paragraphedeliste" style:list-style-name="LFO1" style:family="paragraph">
      <style:paragraph-properties fo:text-align="justify" fo:line-height="200%"/>
    </style:style>
    <style:style style:name="T3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9" style:parent-style-name="Paragraphedeliste" style:list-style-name="LFO1" style:family="paragraph">
      <style:paragraph-properties fo:text-align="justify" fo:line-height="200%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2" style:parent-style-name="Paragraphedeliste" style:list-style-name="LFO1" style:family="paragraph">
      <style:paragraph-properties fo:text-align="justify" fo:line-height="200%"/>
    </style:style>
    <style:style style:name="T4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5" style:parent-style-name="Paragraphedeliste" style:list-style-name="LFO1" style:family="paragraph">
      <style:paragraph-properties fo:text-align="justify" fo:line-height="200%"/>
    </style:style>
    <style:style style:name="T4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8" style:parent-style-name="Paragraphedeliste" style:list-style-name="LFO1" style:family="paragraph">
      <style:paragraph-properties fo:text-align="justify" fo:line-height="200%"/>
    </style:style>
    <style:style style:name="T4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1" style:parent-style-name="Paragraphedeliste" style:list-style-name="LFO1" style:family="paragraph">
      <style:paragraph-properties fo:text-align="justify" fo:line-height="200%"/>
    </style:style>
    <style:style style:name="T5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4" style:parent-style-name="Paragraphedeliste" style:list-style-name="LFO1" style:family="paragraph">
      <style:paragraph-properties fo:text-align="justify" fo:line-height="200%"/>
    </style:style>
    <style:style style:name="T5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7" style:parent-style-name="Paragraphedeliste" style:list-style-name="LFO1" style:family="paragraph">
      <style:paragraph-properties fo:text-align="justify" fo:line-height="200%"/>
    </style:style>
    <style:style style:name="T5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0" style:parent-style-name="Paragraphedeliste" style:list-style-name="LFO1" style:family="paragraph">
      <style:paragraph-properties fo:text-align="justify" fo:line-height="200%"/>
    </style:style>
    <style:style style:name="T6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3" style:parent-style-name="Paragraphedeliste" style:list-style-name="LFO1" style:family="paragraph">
      <style:paragraph-properties fo:text-align="justify" fo:line-height="200%"/>
    </style:style>
    <style:style style:name="T6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7" style:parent-style-name="Paragraphedeliste" style:list-style-name="LFO1" style:family="paragraph">
      <style:paragraph-properties fo:text-align="justify" fo:line-height="200%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0" style:parent-style-name="Paragraphedeliste" style:list-style-name="LFO1" style:family="paragraph">
      <style:paragraph-properties fo:text-align="justify" fo:line-height="200%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3" style:parent-style-name="Paragraphedeliste" style:list-style-name="LFO1" style:family="paragraph">
      <style:paragraph-properties fo:text-align="justify" fo:line-height="200%"/>
    </style:style>
    <style:style style:name="T7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6" style:parent-style-name="Normal" style:family="paragraph">
      <style:paragraph-properties fo:text-align="justify" fo:line-height="200%"/>
    </style:style>
    <style:style style:name="T77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9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1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3" style:parent-style-name="Paragraphedeliste" style:list-style-name="LFO2" style:family="paragraph">
      <style:paragraph-properties fo:text-align="justify" fo:line-height="200%"/>
    </style:style>
    <style:style style:name="T8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5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7" style:parent-style-name="Paragraphedeliste" style:list-style-name="LFO2" style:family="paragraph">
      <style:paragraph-properties fo:text-align="justify" fo:line-height="200%"/>
    </style:style>
    <style:style style:name="T8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9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6">N-SDM</text:span><text:span text:style-name="T7"><text:s/>main outputs</text:span></text:p>
      <text:p text:style-name="P8"><text:span text:style-name="T9">N-SDM</text:span><text:span text:style-name="T10"><text:s/>outputs can be retrieved from the “scratch” and “save” folders. After each<text:s/></text:span><text:span text:style-name="T11">N-SDM</text:span><text:span text:style-name="T12"><text:s/>run, main outputs from the scratch are synchronized to the save folder. It is possible to customize the list of outputs to<text:s/></text:span><text:span text:style-name="T13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4"><text:span text:style-name="T15">A typical<text:s/></text:span><text:span text:style-name="T16">N-SDM</text:span><text:span text:style-name="T17"><text:s/>run is generating the following sub-folders of outputs.</text:span></text:p>
      <text:list text:style-name="LFO1" text:continue-numbering="true">
        <text:list-item>
          <text:p text:style-name="P18"><text:span text:style-name="T19">d0_dataset</text:span><text:span text:style-name="T20">: species occurrence data used for model fitting, before and after spatial temporal disaggregation (.rds and .shp)</text:span></text:p>
        </text:list-item>
        <text:list-item>
          <text:p text:style-name="P21"><text:span text:style-name="T22">d1_covsel</text:span><text:span text:style-name="T23">: selected covariates (.rds)</text:span></text:p>
        </text:list-item>
        <text:list-item>
          <text:p text:style-name="P24"><text:span text:style-name="T25">d2_models</text:span><text:span text:style-name="T26">: individual model objects for each algorithm and hyperparameter configuration. *_tune.rds files include all tuned models with training/testing sets. *_model.rds files store only the final model refitted on the full dataset using the best hyperparameters.</text:span></text:p>
        </text:list-item>
        <text:list-item>
          <text:p text:style-name="P27"><text:span text:style-name="T28">d3_evals</text:span><text:span text:style-name="T29">: individual model assessment metrics (.psv)</text:span></text:p>
        </text:list-item>
        <text:list-item>
          <text:p text:style-name="P30"><text:span text:style-name="T31">d4_covimps</text:span><text:span text:style-name="T32">: covariate importance scores (.psv)</text:span></text:p>
        </text:list-item>
        <text:list-item>
          <text:p text:style-name="P33"><text:span text:style-name="T34">d5_respcurves</text:span><text:span text:style-name="T35">: response curve data (.rds)</text:span></text:p>
        </text:list-item>
        <text:list-item>
          <text:p text:style-name="P36"><text:span text:style-name="T37">d6_preds</text:span><text:span text:style-name="T38">: raw predictions obtained for each individual algorithm (.rds)</text:span></text:p>
        </text:list-item>
        <text:list-item>
          <text:p text:style-name="P39"><text:span text:style-name="T40">d7_maps</text:span><text:span text:style-name="T41">: mapped predictions obtained for each individual algorithm (.tif)</text:span></text:p>
        </text:list-item>
        <text:list-item>
          <text:p text:style-name="P42"><text:span text:style-name="T43">d8_ensembles</text:span><text:span text:style-name="T44">: ensemble maps (.tif)</text:span></text:p>
        </text:list-item>
        <text:list-item>
          <text:p text:style-name="P45"><text:span text:style-name="T46">d9_ensembles-cv</text:span><text:span text:style-name="T47">: coefficient of variation maps for d8_ensembles (.tif)</text:span></text:p>
        </text:list-item>
        <text:list-item>
          <text:p text:style-name="P48"><text:span text:style-name="T49">d10_nested-ensembles</text:span><text:span text:style-name="T50">: nested ensemble maps (.tif)</text:span></text:p>
        </text:list-item>
        <text:list-item>
          <text:p text:style-name="P51"><text:span text:style-name="T52">d11_evals-ensembles</text:span><text:span text:style-name="T53">: model assessment metrics for ensembles and nested ensembles (.psv)</text:span></text:p>
        </text:list-item>
        <text:list-item>
          <text:p text:style-name="P54"><text:span text:style-name="T55">d12_preds-sce</text:span><text:span text:style-name="T56">: raw prediction obtained for each individual algorithm and scenario x period combination (.rds)</text:span></text:p>
        </text:list-item>
        <text:list-item>
          <text:p text:style-name="P57"><text:span text:style-name="T58">d13_maps-sce</text:span><text:span text:style-name="T59">: mapped predictions obtained for each individual algorithm and scenario x period combination (.tif)</text:span></text:p>
        </text:list-item>
        <text:list-item>
          <text:p text:style-name="P60"><text:span text:style-name="T61">d14_ensembles-sce</text:span><text:span text:style-name="T62">: ensemble maps for each scenario x period combination (.tif)</text:span></text:p>
        </text:list-item>
        <text:list-item>
          <text:p text:style-name="P63"><text:span text:style-name="T64">d15_ensembles-cv-sce</text:span><text:span text:style-name="T65">: coefficient of variation maps for</text:span><text:span text:style-name="T66"><text:tab/>d14_ensembles-sce (.tif)</text:span></text:p>
        </text:list-item>
        <text:list-item>
          <text:p text:style-name="P67"><text:span text:style-name="T68">d16_nested-ensembles-sce</text:span><text:span text:style-name="T69">: nested ensemble maps for each scenario x period combination (.tif)</text:span></text:p>
        </text:list-item>
        <text:list-item>
          <text:p text:style-name="P70"><text:span text:style-name="T71">plots</text:span><text:span text:style-name="T72">: response curves from d5 (.pdf)</text:span></text:p>
        </text:list-item>
        <text:list-item>
          <text:p text:style-name="P73"><text:span text:style-name="T74">sacct</text:span><text:span text:style-name="T75">: exported from the .script/tmp folder for each run, job status and resource usage logs from SLURM, useful for monitoring and debugging (.psv)</text:span></text:p>
        </text:list-item>
      </text:list>
      <text:p text:style-name="P76"><text:span text:style-name="T77">NOTE</text:span><text:span text:style-name="T78">: Within each output directory, results are organized by level (</text:span><text:span text:style-name="T79">glo</text:span><text:span text:style-name="T80">bal or<text:s/></text:span><text:span text:style-name="T81">reg</text:span><text:span text:style-name="T82">ional). Inside the regional folders, the structure further depends on the nesting strategy:</text:span></text:p>
      <text:list text:style-name="LFO2" text:continue-numbering="true">
        <text:list-item>
          <text:p text:style-name="P83"><text:span text:style-name="T84">The<text:s/></text:span><text:span text:style-name="T85">covariate</text:span><text:span text:style-name="T86"><text:s/>folder contains outputs generated for or from the covariate nesting approach, where global predictions are included as a forced additional covariate in regional models.</text:span></text:p>
        </text:list-item>
        <text:list-item>
          <text:p text:style-name="P87"><text:span text:style-name="T88">The<text:s/></text:span><text:span text:style-name="T89">posthoc</text:span><text:span text:style-name="T90"><text:s/>folder includes outputs for or from posthoc nesting strategies, which combine global and regional predictions after model fitting (e.g., multiply and average methods)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0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Date: 25.11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1-25T21:38:00Z</dc:date>
    <meta:template xlink:href="Normal.dotm" xlink:type="simple"/>
    <meta:editing-cycles>10</meta:editing-cycles>
    <meta:editing-duration>PT60S</meta:editing-duration>
    <meta:document-statistic meta:page-count="2" meta:paragraph-count="5" meta:word-count="413" meta:character-count="2681" meta:row-count="18" meta:non-whitespace-character-count="2273"/>
  </office:meta>
</office:document-meta>
</file>